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e4a33" officeooo:paragraph-rsid="009e4a33"/>
    </style:style>
    <style:style style:name="P115" style:family="paragraph" style:parent-style-name="Standard">
      <style:text-properties officeooo:rsid="009e56b9" officeooo:paragraph-rsid="009e56b9"/>
    </style:style>
    <style:style style:name="P116" style:family="paragraph" style:parent-style-name="Standard">
      <style:text-properties officeooo:rsid="00a1439c" officeooo:paragraph-rsid="00a1439c"/>
    </style:style>
    <style:style style:name="P117" style:family="paragraph" style:parent-style-name="Standard">
      <style:text-properties officeooo:rsid="00a17d88" officeooo:paragraph-rsid="00a17d88"/>
    </style:style>
    <style:style style:name="P118" style:family="paragraph" style:parent-style-name="Standard">
      <style:text-properties officeooo:rsid="00a3492d" officeooo:paragraph-rsid="00a3492d"/>
    </style:style>
    <style:style style:name="P119" style:family="paragraph" style:parent-style-name="Standard">
      <style:text-properties officeooo:rsid="00a4e59b" officeooo:paragraph-rsid="00a4e59b"/>
    </style:style>
    <style:style style:name="P120" style:family="paragraph" style:parent-style-name="Standard">
      <style:text-properties officeooo:rsid="00a4e59b" officeooo:paragraph-rsid="00a59b53"/>
    </style:style>
    <style:style style:name="P121" style:family="paragraph" style:parent-style-name="Standard">
      <style:text-properties officeooo:rsid="00a4e59b" officeooo:paragraph-rsid="00a964e0"/>
    </style:style>
    <style:style style:name="P122" style:family="paragraph" style:parent-style-name="Standard">
      <style:text-properties officeooo:rsid="00a4e59b" officeooo:paragraph-rsid="00ab956c"/>
    </style:style>
    <style:style style:name="P123" style:family="paragraph" style:parent-style-name="Standard">
      <style:text-properties officeooo:rsid="00a4e59b" officeooo:paragraph-rsid="00ad7994"/>
    </style:style>
    <style:style style:name="P124" style:family="paragraph" style:parent-style-name="Standard">
      <style:text-properties officeooo:rsid="00a842ed" officeooo:paragraph-rsid="00a842ed"/>
    </style:style>
    <style:style style:name="P125" style:family="paragraph" style:parent-style-name="Standard">
      <style:text-properties officeooo:rsid="00ab956c" officeooo:paragraph-rsid="00ab956c"/>
    </style:style>
    <style:style style:name="P126" style:family="paragraph" style:parent-style-name="Standard">
      <style:text-properties officeooo:rsid="00ad7994" officeooo:paragraph-rsid="00ad7994"/>
    </style:style>
    <style:style style:name="P127" style:family="paragraph" style:parent-style-name="Standard">
      <style:text-properties officeooo:rsid="00ad82c8" officeooo:paragraph-rsid="00ad82c8"/>
    </style:style>
    <style:style style:name="P128" style:family="paragraph" style:parent-style-name="Standard">
      <style:text-properties officeooo:rsid="00ae2458" officeooo:paragraph-rsid="00ae2458"/>
    </style:style>
    <style:style style:name="P129" style:family="paragraph" style:parent-style-name="Standard">
      <style:text-properties officeooo:rsid="00b17da3" officeooo:paragraph-rsid="00b20f12"/>
    </style:style>
    <style:style style:name="P130" style:family="paragraph" style:parent-style-name="Standard">
      <style:text-properties officeooo:rsid="00b17da3" officeooo:paragraph-rsid="00b3da86"/>
    </style:style>
    <style:style style:name="P131" style:family="paragraph" style:parent-style-name="Standard">
      <style:text-properties officeooo:rsid="00b3da86" officeooo:paragraph-rsid="00b3da86"/>
    </style:style>
    <style:style style:name="P132" style:family="paragraph" style:parent-style-name="Standard">
      <style:text-properties officeooo:rsid="00b90c96" officeooo:paragraph-rsid="00b90c96"/>
    </style:style>
    <style:style style:name="P133" style:family="paragraph" style:parent-style-name="Standard">
      <style:text-properties officeooo:rsid="00bcd48f" officeooo:paragraph-rsid="00bcd48f"/>
    </style:style>
    <style:style style:name="P134" style:family="paragraph" style:parent-style-name="Standard">
      <style:text-properties officeooo:rsid="00bd191a" officeooo:paragraph-rsid="00bd191a"/>
    </style:style>
    <style:style style:name="P135" style:family="paragraph" style:parent-style-name="Standard">
      <style:text-properties officeooo:rsid="00bd45e3" officeooo:paragraph-rsid="00bd45e3"/>
    </style:style>
    <style:style style:name="P136" style:family="paragraph" style:parent-style-name="Standard">
      <style:text-properties officeooo:rsid="00bf1354" officeooo:paragraph-rsid="00bf1354"/>
    </style:style>
    <style:style style:name="P137" style:family="paragraph" style:parent-style-name="Standard">
      <style:text-properties officeooo:rsid="00a59b53" officeooo:paragraph-rsid="00a59b53"/>
    </style:style>
    <style:style style:name="P138" style:family="paragraph" style:parent-style-name="Standard">
      <style:text-properties officeooo:rsid="00a59b53" officeooo:paragraph-rsid="00a964e0"/>
    </style:style>
    <style:style style:name="P139" style:family="paragraph" style:parent-style-name="Standard">
      <style:text-properties officeooo:rsid="00a964e0" officeooo:paragraph-rsid="00a964e0"/>
    </style:style>
    <style:style style:name="P140" style:family="paragraph" style:parent-style-name="Standard">
      <style:text-properties officeooo:rsid="00aa69a4" officeooo:paragraph-rsid="00ab956c"/>
    </style:style>
    <style:style style:name="P141" style:family="paragraph" style:parent-style-name="Standard">
      <style:text-properties officeooo:rsid="00c4a3da" officeooo:paragraph-rsid="00c4a3da"/>
    </style:style>
    <style:style style:name="P142" style:family="paragraph" style:parent-style-name="Standard">
      <style:text-properties officeooo:rsid="00c697bf" officeooo:paragraph-rsid="00c697bf"/>
    </style:style>
    <style:style style:name="P143" style:family="paragraph" style:parent-style-name="Standard">
      <style:text-properties officeooo:rsid="00c83d71" officeooo:paragraph-rsid="00c9fd0c"/>
    </style:style>
    <style:style style:name="P144" style:family="paragraph" style:parent-style-name="Standard">
      <style:text-properties officeooo:rsid="00c83d71" officeooo:paragraph-rsid="00cbbb08"/>
    </style:style>
    <style:style style:name="P145" style:family="paragraph" style:parent-style-name="Standard">
      <style:text-properties officeooo:rsid="00c83d71" officeooo:paragraph-rsid="00cc06de"/>
    </style:style>
    <style:style style:name="P146" style:family="paragraph" style:parent-style-name="Standard">
      <style:text-properties officeooo:rsid="00ce485a" officeooo:paragraph-rsid="00ce485a"/>
    </style:style>
    <style:style style:name="P147" style:family="paragraph" style:parent-style-name="Standard">
      <style:text-properties officeooo:rsid="00d41929" officeooo:paragraph-rsid="00d41929"/>
    </style:style>
    <style:style style:name="P148" style:family="paragraph" style:parent-style-name="Standard">
      <style:text-properties officeooo:rsid="00d41929" officeooo:paragraph-rsid="00d59254"/>
    </style:style>
    <style:style style:name="P149" style:family="paragraph" style:parent-style-name="Standard">
      <style:text-properties officeooo:rsid="00d59254" officeooo:paragraph-rsid="00d59254"/>
    </style:style>
    <style:style style:name="P150" style:family="paragraph" style:parent-style-name="Standard">
      <style:text-properties officeooo:rsid="00c9fd0c" officeooo:paragraph-rsid="00cbbb08"/>
    </style:style>
    <style:style style:name="P151" style:family="paragraph" style:parent-style-name="Standard">
      <style:text-properties officeooo:rsid="00cbbb08" officeooo:paragraph-rsid="00cbbb08"/>
    </style:style>
    <style:style style:name="P152" style:family="paragraph" style:parent-style-name="Standard">
      <style:text-properties officeooo:rsid="00cbbb08" officeooo:paragraph-rsid="00cc06de"/>
    </style:style>
    <style:style style:name="P153" style:family="paragraph" style:parent-style-name="Standard">
      <style:text-properties officeooo:rsid="00cc06de" officeooo:paragraph-rsid="00cc06de"/>
    </style:style>
    <style:style style:name="P154" style:family="paragraph" style:parent-style-name="Standard">
      <style:text-properties officeooo:rsid="00d59254" officeooo:paragraph-rsid="00d59254"/>
    </style:style>
    <style:style style:name="P155" style:family="paragraph" style:parent-style-name="Standard">
      <style:text-properties officeooo:rsid="00d59254" officeooo:paragraph-rsid="00d9880b"/>
    </style:style>
    <style:style style:name="P156" style:family="paragraph" style:parent-style-name="Standard">
      <style:text-properties officeooo:rsid="00d59254" officeooo:paragraph-rsid="00dcd87f"/>
    </style:style>
    <style:style style:name="P157" style:family="paragraph" style:parent-style-name="Standard">
      <style:text-properties officeooo:rsid="00a4e59b" officeooo:paragraph-rsid="00a4e59b"/>
    </style:style>
    <style:style style:name="P158" style:family="paragraph" style:parent-style-name="Standard">
      <style:text-properties officeooo:rsid="00daef60" officeooo:paragraph-rsid="00db2106"/>
    </style:style>
    <style:style style:name="P159" style:family="paragraph" style:parent-style-name="Standard">
      <style:text-properties officeooo:rsid="00db58ac" officeooo:paragraph-rsid="00db58ac"/>
    </style:style>
    <style:style style:name="P160" style:family="paragraph" style:parent-style-name="Standard">
      <style:text-properties officeooo:rsid="009e56b9" officeooo:paragraph-rsid="009e56b9"/>
    </style:style>
    <style:style style:name="P161" style:family="paragraph" style:parent-style-name="Standard">
      <style:text-properties officeooo:rsid="00de46a3" officeooo:paragraph-rsid="00de46a3"/>
    </style:style>
    <style:style style:name="P162" style:family="paragraph" style:parent-style-name="Standard">
      <style:text-properties officeooo:rsid="00e07e9c" officeooo:paragraph-rsid="00e07e9c"/>
    </style:style>
    <style:style style:name="P163" style:family="paragraph" style:parent-style-name="Standard">
      <style:text-properties officeooo:rsid="00e28408" officeooo:paragraph-rsid="00e28408"/>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9880b"/>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1"/>
      <text:p text:style-name="P102"><text:span text:style-name="T101">To Tzuras credit, he recovered much </text:span><text:span text:style-name="T107">quicker</text:span><text:span text:style-name="T101"> than Quentin expected. </text:span></text:p>
      <text:p text:style-name="P111"/>
      <text:p text:style-name="P102"><text:span text:style-name="T101">“</text:span><text:span text:style-name="T99">How can one such as you be an Elf Friend?</text:span><text:span text:style-name="T101">” </text:span><text:span text:style-name="T104">Disbelief was plastered across the elf's face. </text:span></text:p>
      <text:p text:style-name="P111"/>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2"/>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3"/>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108">“<text:span text:style-name="T119">One moment. The magic is not my usual. Its something I picked up from the far south and modified a bit, so I admit it is more of an art than what I prefer… I'm not sure its explicitly targeting us.</text:span>”</text:p>
      <text:p text:style-name="P108"/>
      <text:p text:style-name="P110">Quentin wiped the tiredness from his eyes. “Well, you got me up. I'm up now, and on edge. Might as well do something.” He pulled out his large leather book crouched near the fire and <text:span text:style-name="T120">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0">Quentin quieted his dismissive attitude for a moment and listened.</text:p>
      <text:p text:style-name="P109"/>
      <text:p text:style-name="P110">“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0"/>
      <text:p text:style-name="P114">He frowned. “These totems are supposed to be a protective ward of sorts. Its not quite as simple as a circle, but you place them in a pattern and they ward off spirits and other things. Like I said the magic is not exact.”</text:p>
      <text:p text:style-name="P114"/>
      <text:p text:style-name="P114">“Hmm. The lack of control sounds frustrating.” Quentin said, tracing the shapes of the words in his book. “I prefer the rigid yet dependable rules of northern magic.”</text:p>
      <text:p text:style-name="P114"><text:soft-page-break/></text:p>
      <text:p text:style-name="P114">“Ha. You do seem the type. Well, what can I say. The University has mastered it. But as I was saying, there… there seem to be totems on the other islands. This is all quite confusing. I don't believe I've left the island since I landed.”</text:p>
      <text:p text:style-name="P114">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4"/>
      <text:p text:style-name="P115">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5"/>
      <text:p text:style-name="P115">“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5"/>
      <text:p text:style-name="P115">He stared in to the fire for a moment before snapping the book closed with a snap. </text:p>
      <text:p text:style-name="P115"/>
      <text:p text:style-name="P115">“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5"/>
      <text:p text:style-name="P115">“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5"/>
      <text:p text:style-name="P116">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6"/>
      <text:p text:style-name="P116">“Hmm. Perhaps like a spirit?” Tzuras grinned. </text:p>
      <text:p text:style-name="P116"/>
      <text:p text:style-name="P116">Quentin avoided eye contact with a cough. “Perhaps. I know little of such things.”</text:p>
      <text:p text:style-name="P116"/>
      <text:p text:style-name="P116">“<text:span text:style-name="T123">Spirits are obtuse. This fits. Although I have met people who used spirits for evil, I've never encountered a spirit that was evil itself.</text:span>”</text:p>
      <text:p text:style-name="P116"/>
      <text:p text:style-name="P116">“<text:span text:style-name="T123">Not even the undead?” Quentin asked. “Geremon's ilk have been particularly… useless lately, no? The one I visited in Mellont refused me any spells when I had them look at Thella.”</text:span></text:p>
      <text:p text:style-name="P116"/>
      <text:p text:style-name="P116">“<text:span text:style-name="T123">Perhaps that are tangently similar, but perhaps its simply an overuse of the word. I meant earth spirits, natural things.</text:span>”</text:p>
      <text:p text:style-name="P116"/>
      <text:p text:style-name="P116">“<text:span text:style-name="T123">Does this island seem natural to you?</text:span>” <text:span text:style-name="T123">Quentin asked, frowning at the gathering fog and shapless trees <text:s/>outside of the protection of the fire.</text:span></text:p>
      <text:p text:style-name="P116"/>
      <text:p text:style-name="P116">“<text:span text:style-name="T123">I suppose not. Although it does use aspects of nature.</text:span>” <text:span text:style-name="T123">Tzuras said suddenly. “Perhaps something has </text:span><text:soft-page-break/><text:span text:style-name="T123">gone wrong here… I traveled long ago. I tried to venture into the wastes. I thought with my skills I would be able perhaps to make it to Ankhsomar and after that, to the Fell itself.”</text:span></text:p>
      <text:p text:style-name="P116"/>
      <text:p text:style-name="P117">Quentin was fully alert now. “Ah. That is a perilous journey. So many maps end at the edge of that place, merely and note explaining more.”</text:p>
      <text:p text:style-name="P117"/>
      <text:p text:style-name="P117">“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7"/>
      <text:p text:style-name="P117">“So you think a similar thing is here?”</text:p>
      <text:p text:style-name="P115"/>
      <text:p text:style-name="P117">Tzuras gestured around. “Its strange. That is my best analogy, but this land is obviously not blasted. If you were to see it from afar, you might think it normal. And it does not seem quite as overtly hostile.”</text:p>
      <text:p text:style-name="P117"/>
      <text:p text:style-name="P118">And just as those word came from his mouth, a blood chilling scream echoed through the night.</text:p>
      <text:p text:style-name="P118"/>
      <text:p text:style-name="P118"/>
      <text:p text:style-name="P119">Quentin froze. </text:p>
      <text:p text:style-name="P119"/>
      <text:p text:style-name="P119">Tzuras stiffened, his eyes growing wide. “It wasn't coming for us...”</text:p>
      <text:p text:style-name="P119"/>
      <text:p text:style-name="P120">“<text:span text:style-name="T124">Odilon!</text:span>” <text:span text:style-name="T124">Tzuras said, springing to his feet. His wand was in his hand.</text:span></text:p>
      <text:p text:style-name="P120"/>
      <text:p text:style-name="P137">“That damn fool. We warned him.” Quentin said shaking his head. Still his countenance was darkened.</text:p>
      <text:p text:style-name="P120"/>
      <text:p text:style-name="P137">“It won't matter soon. Whatever it is. Its following him and he's bringing it right here.”</text:p>
      <text:p text:style-name="P120"/>
      <text:p text:style-name="P137">Quentin spun towards Tzuras. “What about your totems? What about the fire?”</text:p>
      <text:p text:style-name="P120"/>
      <text:p text:style-name="P137">“The fire might work. The totems… Are not placed correctly? Its hard to say… Whatever it is is slipping through the pattern. Or perhaps the pattern is changing around it. I cannot tell. They will be here in a moment.”</text:p>
      <text:p text:style-name="P120"/>
      <text:p text:style-name="P120">“<text:span text:style-name="T125">Thella!</text:span> <text:span text:style-name="T125">Wake up!” But once again Thella would not waken. </text:span></text:p>
      <text:p text:style-name="P120"/>
      <text:p text:style-name="P120">“<text:span text:style-name="T126">Do you have that leaf?</text:span>” <text:span text:style-name="T126">Quentin asked.</text:span></text:p>
      <text:p text:style-name="P120"/>
      <text:p text:style-name="P124">Tzuras shook his head. “No time!” The elf was signing something in the air and a flame suddenly appeared hovering delicately in midair.</text:p>
      <text:p text:style-name="P124"/>
      <text:p text:style-name="P124">“<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0"/>
      <text:p text:style-name="P138">“Where is it?” Quentin yelled.</text:p>
      <text:p text:style-name="P121"/>
      <text:p text:style-name="P138"><text:soft-page-break/>“I think I see Odilon! Hey! Here!” Tzuras called, waving his other hand.</text:p>
      <text:p text:style-name="P121"/>
      <text:p text:style-name="P139">A dark shape emerged from the forest in a rush. </text:p>
      <text:p text:style-name="P121"/>
      <text:p text:style-name="P139">Quentin flinched and tried to call to his mind the last words of a spell. Sweat ran down his face. He could not remember! His mind was blank!</text:p>
      <text:p text:style-name="P121"/>
      <text:p text:style-name="P140">Odilon dove into the clearing, coming to rest mere feet from the fire. He was clutching his arm while trying to maintain hold of the dagger Tzuras had given him. His eyes were wild with fear. </text:p>
      <text:p text:style-name="P122"/>
      <text:p text:style-name="P140">“Its coming!” He shouted.</text:p>
      <text:p text:style-name="P122"/>
      <text:p text:style-name="P125">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5"/>
      <text:p text:style-name="P125">They waited for a moment with nervous tension. </text:p>
      <text:p text:style-name="P125"/>
      <text:p text:style-name="P125">And another. </text:p>
      <text:p text:style-name="P125"/>
      <text:p text:style-name="P125">And yet another. </text:p>
      <text:p text:style-name="P125"/>
      <text:p text:style-name="P125">But nothing showed. </text:p>
      <text:p text:style-name="P125"/>
      <text:p text:style-name="P126">The fog swirled around them dangerously, but they could not see any movement. </text:p>
      <text:p text:style-name="P126"/>
      <text:p text:style-name="P126">“What was it Odilon?” Tzuras asked, glancing quickly down at the wounded man. </text:p>
      <text:p text:style-name="P126"/>
      <text:p text:style-name="P126">But the officer shook his head violently. “I-I couldn't see. Merely a force. Something so dangerous. Something with claws.”</text:p>
      <text:p text:style-name="P120"/>
      <text:p text:style-name="P123">“<text:span text:style-name="T128">Damn. So you couldn't get sight of it either… Perhaps we can scare it off. It does not like the fire.” Tzuras said signing with his wand. The orb hovering by him burst into life.</text:span></text:p>
      <text:p text:style-name="P123"/>
      <text:p text:style-name="P127">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7"/>
      <text:p text:style-name="P128">Darkness sucked back into its proper place, and went even a bit further. They unconsciously took a step backwards towards the fire. The darkness claimed the space they just occupied. </text:p>
      <text:p text:style-name="P128"/>
      <text:p text:style-name="P128">And there was silence and stillness amid the darkness. </text:p>
      <text:p text:style-name="P128"/>
      <text:p text:style-name="P128">Moments passed again and again, yet nothing seemed to change. </text:p>
      <text:p text:style-name="P128"/>
      <text:p text:style-name="P128">“Perhaps it was scared off...” Quentin said, moving from his protective stance holding Thella. His old muscles burned and he longed to put her down. </text:p>
      <text:p text:style-name="P128"><text:soft-page-break/></text:p>
      <text:p text:style-name="P128">“Do not move!” Tzuras commanded. Without breaking eye contact with the place where his spell had just impacted, he walked backwards, wand still outstretched. </text:p>
      <text:p text:style-name="P128"/>
      <text:p text:style-name="P128">For an instant, he looked at Odilon and reached out a hand to bring him to his feet. </text:p>
      <text:p text:style-name="P128"/>
      <text:p text:style-name="P128">“Thanks...” He said, drawing himself up.</text:p>
      <text:p text:style-name="P128"/>
      <text:p text:style-name="P128">And in that instant, something moved beyond the darkness. </text:p>
      <text:p text:style-name="P128"/>
      <text:p text:style-name="P128">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8"/>
      <text:p text:style-name="P128">“<text:span text:style-name="T129">Oh gods...</text:span>” <text:span text:style-name="T129">he cried out, clutching Thella. The others also seemed similarly afflicted. </text:span></text:p>
      <text:p text:style-name="P128"/>
      <text:p text:style-name="P129">Tzuras gritted his teeth, <text:span text:style-name="T130">wand still out towards the darkness.</text:span></text:p>
      <text:p text:style-name="P129"/>
      <text:p text:style-name="P129">“<text:span text:style-name="T130">What are you?</text:span>” <text:span text:style-name="T130">He yelled. </text:span></text:p>
      <text:p text:style-name="P129"/>
      <text:p text:style-name="P131">A shape moved near a tree. </text:p>
      <text:p text:style-name="P130"/>
      <text:p text:style-name="P131">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0"/>
      <text:p text:style-name="P130">“<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0"/>
      <text:p text:style-name="P131">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0"/>
      <text:p text:style-name="P131">Tzuras eclipsed his view with his body as he took one purposeful step forward. It was all he managed. </text:p>
      <text:p text:style-name="P131"/>
      <text:p text:style-name="P131">The <text:span text:style-name="T133">obliterative</text:span> <text:span text:style-name="T133">emptiness </text:span>returned, horrible <text:span text:style-name="T133">and absolute. </text:span></text:p>
      <text:p text:style-name="P131"/>
      <text:p text:style-name="P132">The thing reached an inky black paw towards them as if trying the waters. <text:span text:style-name="T135">The fire behind them shuttered.</text:span></text:p>
      <text:p text:style-name="P127"/>
      <text:p text:style-name="P132">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2"/>
      <text:p text:style-name="P133">It tried the fire again, and again the flames shuttered, but did not go out. </text:p>
      <text:p text:style-name="P133"/>
      <text:p text:style-name="P133">He caught sight of black feathers, and some sort of unrecognizable hound like jaw press its way <text:soft-page-break/>forward towards the light. </text:p>
      <text:p text:style-name="P133"/>
      <text:p text:style-name="P133">Tzuras shook his head violently. He managed to sign the last of a spell and a brilliant light flooded from the end of his wand.</text:p>
      <text:p text:style-name="P133">“<text:span text:style-name="T100">Back damn you</text:span><text:span text:style-name="T136">!” He cursed in elvish</text:span></text:p>
      <text:p text:style-name="P137"><text:s/></text:p>
      <text:p text:style-name="P134">The thing made no reaction to the sudden light, but did not approach. It stayed in place for the duration of the spell and a moment afterwards as if to signal Tzuras who was in control of the encounter. </text:p>
      <text:p text:style-name="P134"/>
      <text:p text:style-name="P134">Then, with a call between a wolf howl cut off into a falcon cry, it slithered its amorphous body through the tangle of roots back into the darkness.</text:p>
      <text:p text:style-name="P134"/>
      <text:p text:style-name="P135">The feeling of being torn apart left Quentin and he collapsed to his knees, careful to not let Thella fall. He placed her beside the fire once more and then collapsed to the ground. <text:span text:style-name="T137">He heard Odilon do the same.</text:span></text:p>
      <text:p text:style-name="P135"/>
      <text:p text:style-name="P136">Tzuras staggered over to the fire and pushed more kindling into it. </text:p>
      <text:p text:style-name="P136"/>
      <text:p text:style-name="P136">The darkness was pushed back a bit more.</text:p>
      <text:p text:style-name="P136"/>
      <text:p text:style-name="P136">He let out a choking sound and sat down. </text:p>
      <text:p text:style-name="P136"/>
      <text:p text:style-name="P136">“<text:span text:style-name="T138">Gods.</text:span>” <text:span text:style-name="T138">Odilon whispered. “What in the deathlord's name was that?”</text:span></text:p>
      <text:p text:style-name="P136"/>
      <text:p text:style-name="P141">But the others were too horrified and exhausted to say anything. They lay there for a long while, the unanswered question slipping into the stillness of the night. </text:p>
      <text:p text:style-name="P141"/>
      <text:p text:style-name="P141"/>
      <text:p text:style-name="P141"/>
      <text:p text:style-name="P141">The morning brought daylight of a sort, but no end to the mist. Quentin was just glad the beast hadn't decided to return. The thought of that shifting mass, the unnatural form of dark feathers and flesh still jumping to his mind unbidden.</text:p>
      <text:p text:style-name="P141"/>
      <text:p text:style-name="P141">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1"/>
      <text:p text:style-name="P141">“<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1"/>
      <text:p text:style-name="P142">His muscles and even bones still felt empty from the encounter with the thing, as if they would shatter at any moment. It was a strange feeling, and he slung the pack onto his back for no reason other than to feel the exertion of the weight. </text:p>
      <text:p text:style-name="P142"/>
      <text:p text:style-name="P143">Odilon just stared at him. The man may have laid down at the end of the encounter, but he sure didn't appear to have slept any. His face was gaunt and tired. <text:span text:style-name="T141">He still clutched his arm.</text:span></text:p>
      <text:p text:style-name="P143"><text:soft-page-break/></text:p>
      <text:p text:style-name="P150">“Did your group have any additional boats?” Quentin asked. </text:p>
      <text:p text:style-name="P144"/>
      <text:p text:style-name="P151">Something like relief washed over Odilon. “Yes. There were four large boats in total. Two for supplies.” But then some conflict seemed to rise in him. His face turned back into a frown as if considering something, and he pulled his black uniform around him.</text:p>
      <text:p text:style-name="P144"/>
      <text:p text:style-name="P151">“We ought to regroup with my fellow soldiers anyway. I need to warn them and the Sergeant about whats here on this island.”</text:p>
      <text:p text:style-name="P144"/>
      <text:p text:style-name="P151">“That seems prudent. You said they made camp at the southern point?” Tzuras asked.</text:p>
      <text:p text:style-name="P144"/>
      <text:p text:style-name="P152">“Yes. If we get near I should be able to find it. I… Sergeant Cyrus is a smart man. He'll know what to do.”</text:p>
      <text:p text:style-name="P145"/>
      <text:p text:style-name="P152">“I have no doubt. But what we really need to do is leave. I don't know what your orders were exactly, but I need to get Thella to the other side of this river.”</text:p>
      <text:p text:style-name="P145"/>
      <text:p text:style-name="P153">Odilon nodded. “Yes… Um. I think I might be able to convince him to allow you to take one of the boats. He's a fair man too. You'll see.” <text:s/></text:p>
      <text:p text:style-name="P145"/>
      <text:p text:style-name="P146">Quentin returned the nod, but noticed that the man was much more on edge, and much less sure of himself than before. </text:p>
      <text:p text:style-name="P146"/>
      <text:p text:style-name="P146">“<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6"/>
      <text:p text:style-name="P146">“<text:span text:style-name="T146">That was her then! I hardly remember everything, the water was so fierce. What a feat for such a child. I must thank her when she wakes.</text:span>”</text:p>
      <text:p text:style-name="P146"/>
      <text:p text:style-name="P147">Quentin shrugged and grabbed the small container from Tzuras which he used to awaken Thella. The child came to with a start and slowly got to her feet. </text:p>
      <text:p text:style-name="P147"/>
      <text:p text:style-name="P147">“<text:span text:style-name="T147">Thella, we're going to try to borrow a boat from Odilon's friends here.</text:span>”</text:p>
      <text:p text:style-name="P147"/>
      <text:p text:style-name="P147">“<text:span text:style-name="T147">Who is that? Is that the man in the water from earlier? Sorry I didn't say hi earlier. I fell asleep.</text:span>”</text:p>
      <text:p text:style-name="P147"/>
      <text:p text:style-name="P147">“<text:span text:style-name="T147">Well met.</text:span>” <text:span text:style-name="T147">Odilon said and smiled at the girl. </text:span></text:p>
      <text:p text:style-name="P147"/>
      <text:p text:style-name="P148">“<text:span text:style-name="T147">Are they on the island too?</text:span>” <text:span text:style-name="T147">She asked. “Did they crash on it as well?”</text:span></text:p>
      <text:p text:style-name="P148"/>
      <text:p text:style-name="P149">“Something like that. We're going to the southern end of the island. Are you hungry? I know we have food in here somewhere...”</text:p>
      <text:p text:style-name="P148"/>
      <text:p text:style-name="P149">“No. Its ok. I'm not hungry.” She said. “I want to walk. I don't like the water too much. It reminds me of when our boat crashed.”</text:p>
      <text:p text:style-name="P148"/>
      <text:p text:style-name="P149">Quentin nodded. “Lets be going then.”</text:p>
      <text:p text:style-name="P149"><text:soft-page-break/>The group collected their things. </text:p>
      <text:p text:style-name="P148"/>
      <text:p text:style-name="P149">They had <text:span text:style-name="T150">scarcely</text:span> gone a couple of feet before Tzuras stopped them.</text:p>
      <text:p text:style-name="P155">“Hold on one second. Before we go any further. I want to see if there is any sign of the beast.”</text:p>
      <text:p text:style-name="P155"/>
      <text:p text:style-name="P155"><text:span text:style-name="T148">Odilon turned to Tzuras but did not get closer. “Not sure I want to know more about that thing...”</text:span></text:p>
      <text:p text:style-name="P155"/>
      <text:p text:style-name="P155">“<text:span text:style-name="T149">We may run across about it again. It would help to know what we're up against.</text:span>” <text:span text:style-name="T149">Tzuras said, stooping over the tangle of roots that the beast had watched them from.</text:span></text:p>
      <text:p text:style-name="P155"/>
      <text:p text:style-name="P155">“<text:span text:style-name="T150">Oh. Thella, whats wrong?</text:span>” <text:span text:style-name="T150">The girl had gripped his arm tightly and stared at the space Tzuras was in.</text:span></text:p>
      <text:p text:style-name="P119"/>
      <text:p text:style-name="P119">“<text:span text:style-name="T150">Uncle. There was something bad there last night.</text:span>”</text:p>
      <text:p text:style-name="P119"/>
      <text:p text:style-name="P119">“<text:span text:style-name="T150">Yes. There was some sort of beast. Did you wake up?” Quentin said, worried. The thing had been frightening enough to hill his bones. He had considered it a boon that the thing had approached them when she was asleep.</text:span></text:p>
      <text:p text:style-name="P119"/>
      <text:p text:style-name="P158">Thella shook her head. “No, but I dreamt of it. <text:span text:style-name="T151">I didn't like it at all. It was very scary.”</text:span></text:p>
      <text:p text:style-name="P158"/>
      <text:p text:style-name="P158"><text:span text:style-name="T151">“I want to get off this island, Uncle.”</text:span></text:p>
      <text:p text:style-name="P158"/>
      <text:p text:style-name="P158"><text:span text:style-name="T151">Quentin nodded down to her. “Gods, don't we all… We're going to borrow a bout from Odilon's friends and then well leave, ok?” Thella paused as if not sure whether that promise was good enough but finally agreed.</text:span></text:p>
      <text:p text:style-name="P158"/>
      <text:p text:style-name="P158">“<text:span text:style-name="T151">Tzuras, find anything?</text:span>” <text:span text:style-name="T151">Quentin peered over at the elf. </text:span></text:p>
      <text:p text:style-name="P158"/>
      <text:p text:style-name="P158">“<text:span text:style-name="T152">Well, yes. We talked earlier about what caused this… but spirits or no, that horrifying thing we saw last night was real.</text:span>”</text:p>
      <text:p text:style-name="P158"/>
      <text:p text:style-name="P159">Odilon grimaced and continued to hold his arm. “I could have told you that.”</text:p>
      <text:p text:style-name="P159"/>
      <text:p text:style-name="P159">“Well, more real than I expected. I dont' know the rules that bind those sort of things. Regardless, magic or no, this was an actual beast of flesh and bone. Look, it left fur.”</text:p>
      <text:p text:style-name="P159"/>
      <text:p text:style-name="P159">He held up a tuft of black hair.</text:p>
      <text:p text:style-name="P159"/>
      <text:p text:style-name="P159">“As you say.” Odilon cautioned. “Maybe I was wrong. Learn all you can about it I suppose, perhaps we can avoid its tracks.”</text:p>
      <text:p text:style-name="P159"/>
      <text:p text:style-name="P159">“Hmm. You're missing the important part, soldier.” Quentin said, rummaging though his pack for his book. “A real animal? Regardless of magics ensorcelling it, it can be warded off. I have never met a creature that abides the heat of fire.”</text:p>
      <text:p text:style-name="P159"/>
      <text:p text:style-name="P159">“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9"/>
      <text:p text:style-name="P159"><text:soft-page-break/>Quentin shut the book and agreed. “You're right. We must be on our way.”</text:p>
      <text:p text:style-name="P159"/>
      <text:p text:style-name="P156">Thella walked with them, holding Quentin's hand. Quentin looked behind them at the camp site and continued into the forest.</text:p>
      <text:p text:style-name="P156"/>
      <text:p text:style-name="P156"/>
      <text:p text:style-name="P156"/>
      <text:p text:style-name="P161">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1"/>
      <text:p text:style-name="P161">“<text:span text:style-name="T154">Ah.</text:span>” <text:span text:style-name="T154">Tzuras said, calling them to stop. </text:span></text:p>
      <text:p text:style-name="P161"/>
      <text:p text:style-name="P162">The crowded behind him.</text:p>
      <text:p text:style-name="P162"/>
      <text:p text:style-name="P162">“What is it?”</text:p>
      <text:p text:style-name="P162"/>
      <text:p text:style-name="P162">The elf gestured at the trunk closest to them. “<text:span text:style-name="T155">Look at the marks there.</text:span>”</text:p>
      <text:p text:style-name="P162"/>
      <text:p text:style-name="P163">The tree had been mauled. Long gashes cut their way deep into its core, past the bark <text:span text:style-name="T156">and </text:span>into the <text:span text:style-name="T156">soft core. Sap leaked from the injury.</text:span></text:p>
      <text:p text:style-name="P159"/>
      <text:p text:style-name="P159"/>
      <text:p text:style-name="P115"/>
      <text:p text:style-name="P115"/>
      <text:p text:style-name="P108"/>
      <text:p text:style-name="P108"/>
      <text:p text:style-name="P108"/>
      <text:p text:style-name="P107"/>
      <text:p text:style-name="P107"/>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02T17:15:43.411000000</dc:date>
    <meta:editing-duration>P1DT8H36M43S</meta:editing-duration>
    <meta:editing-cycles>209</meta:editing-cycles>
    <meta:generator>LibreOffice/5.0.5.2$Windows_X86_64 LibreOffice_project/55b006a02d247b5f7215fc6ea0fde844b30035b3</meta:generator>
    <meta:document-statistic meta:table-count="0" meta:image-count="0" meta:object-count="0" meta:page-count="39" meta:paragraph-count="648" meta:word-count="17272" meta:character-count="94038" meta:non-whitespace-character-count="77134"/>
  </office:meta>
</office:document-meta>
</file>